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a mundo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la mundo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a mundo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la mundo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la mundo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la mundo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la mundo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la mundo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-00-0000</text:date>, <text:time style:data-style-name="N2" text:time-value="09:23:56.1166889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09:22:32.367416866</meta:creation-date>
    <dc:date>2021-10-21T09:24:27.042979773</dc:date>
    <meta:editing-duration>PT1M2S</meta:editing-duration>
    <meta:editing-cycles>2</meta:editing-cycles>
    <meta:generator>LibreOffice/6.4.7.2$Linux_X86_64 LibreOffice_project/40$Build-2</meta:generator>
    <meta:document-statistic meta:table-count="1" meta:cell-count="28" meta:object-count="0"/>
  </office:meta>
</office:document-meta>
</file>